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mber of Message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ssage Size</text:p>
          </table:table-cell>
          <table:table-cell table:formula="of:= 256*8+16" office:value-type="float" office:value="2064" calcext:value-type="float">
            <text:p>206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itilization of Message Queue</text:p>
          </table:table-cell>
          <table:table-cell office:value-type="float" office:value="29.03" calcext:value-type="float">
            <text:p>29.0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verhead Message Pa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Trip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 [.B13:.B112])" office:value-type="float" office:value="0.25268" calcext:value-type="float">
            <text:p>0.25268</text:p>
          </table:table-cell>
          <table:table-cell table:formula="of:=AVERAGE( [.C13:.C112])" office:value-type="float" office:value="0.26357" calcext:value-type="float">
            <text:p>0.26357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ce1" table:formula="of:=STDEV([.B13:.B112])" office:value-type="float" office:value="0.150584040094935" calcext:value-type="float">
            <text:p>0.15058</text:p>
          </table:table-cell>
          <table:table-cell table:style-name="ce1" table:formula="of:=STDEV([.C13:.C112])" office:value-type="float" office:value="0.160807511194489" calcext:value-type="float">
            <text:p>0.160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.153" calcext:value-type="float">
            <text:p>0.153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74" calcext:value-type="float">
            <text:p>0.274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183" calcext:value-type="float">
            <text:p>0.18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1.282" calcext:value-type="float">
            <text:p>1.28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1.007" calcext:value-type="float">
            <text:p>1.007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397" calcext:value-type="float">
            <text:p>0.397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946" calcext:value-type="float">
            <text:p>0.946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0:09:32.022647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1:26:26.111378039</meta:creation-date>
    <dc:date>2017-05-22T10:23:45.964248930</dc:date>
    <meta:editing-duration>PT41M15S</meta:editing-duration>
    <meta:editing-cycles>2</meta:editing-cycles>
    <meta:generator>LibreOffice/5.1.6.2$Linux_X86_64 LibreOffice_project/10m0$Build-2</meta:generator>
    <meta:document-statistic meta:table-count="1" meta:cell-count="215" meta:object-count="0"/>
  </office:meta>
</office:document-meta>
</file>